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8b2ca" officeooo:paragraph-rsid="0008b2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llo GitHub ~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8T21:38:11.606175238</meta:creation-date>
    <dc:date>2020-02-28T21:39:06.515400560</dc:date>
    <meta:editing-duration>PT56S</meta:editing-duration>
    <meta:editing-cycles>1</meta:editing-cycles>
    <meta:document-statistic meta:table-count="0" meta:image-count="0" meta:object-count="0" meta:page-count="1" meta:paragraph-count="1" meta:word-count="3" meta:character-count="14" meta:non-whitespace-character-count="12"/>
    <meta:generator>LibreOffice/6.0.7.3$Linux_X86_64 LibreOffice_project/00m0$Build-3</meta:generator>
  </office:meta>
</office:document-meta>
</file>